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oup Schäuble</presentation:footer-decl>
      <presentation:date-time-decl presentation:name="dtd1" presentation:source="fixed">13.04.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&lt;App Title Here&gt;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la</text:p>
              </text:list-item>
              <text:list-item>
                <text:p>B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w an illistration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ild a simple prototype within 7 weeks</text:p>
              </text:list-item>
              <text:list-item>
                <text:p>Features</text:p>
                <text:list>
                  <text:list-item>
                    <text:p>Fetch basic data set from a cloud web service</text:p>
                  </text:list-item>
                  <text:list-item>
                    <text:p>Store/cache data locally to save bandwidth</text:p>
                  </text:list-item>
                  <text:list-item>
                    <text:p>Visualize data on a heatmap</text:p>
                  </text:list-item>
                  <text:list-item>
                    <text:p>Allow the use to set his own pre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ackground / Related Wor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sign / Architecture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ML class diagram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sign / Architecture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w some screenshots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mplementation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ckend Web Service</text:p>
                <text:list>
                  <text:list-item>
                    <text:p>JSON REST Web Service</text:p>
                  </text:list-item>
                  <text:list-item>
                    <text:p>Built with ASP.NET MVC 5 Web API</text:p>
                  </text:list-item>
                  <text:list-item>
                    <text:p>Hosted on Microsoft Azure Cloud Platform</text:p>
                  </text:list-item>
                </text:list>
              </text:list-item>
              <text:list-item>
                <text:p>Map Visualization</text:p>
                <text:list>
                  <text:list-item>
                    <text:p>Uses Google Maps API V2</text:p>
                  </text:list-item>
                  <text:list-item>
                    <text:p>Heatmap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mplementation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Update Mechanism</text:p>
                <text:list>
                  <text:list-item>
                    <text:p>Checks for new data once a week and invokes a download if necessary</text:p>
                  </text:list-item>
                  <text:list-item>
                    <text:p>Stores / caches data in SQLite database</text:p>
                  </text:list-item>
                </text:list>
              </text:list-item>
              <text:list-item>
                <text:p>Settings Activity</text:p>
                <text:list>
                  <text:list-item>
                    <text:p>Uses a custom slider control</text:p>
                  </text:list-item>
                  <text:list-item>
                    <text:p>Stores settings in shared pre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Evaluation / Te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uring Development</text:p>
                <text:list>
                  <text:list-item>
                    <text:p>Run on different Android devices such as Samsung Galaxy S2, Nexus 2, Nexus 7 Tablet, ...</text:p>
                  </text:list-item>
                </text:list>
              </text:list-item>
              <text:list-item>
                <text:p>Manual / explorative testing by end users</text:p>
                <text:list>
                  <text:list-item>
                    <text:p>Watch them as the use the app</text:p>
                  </text:list-item>
                  <text:list-item>
                    <text:p>Collect feedback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cussion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mmary</text:p>
                <text:list>
                  <text:list-item>
                    <text:p>Bla</text:p>
                  </text:list-item>
                  <text:list-item>
                    <text:p>bla</text:p>
                  </text:list-item>
                </text:list>
              </text:list-item>
              <text:list-item>
                <text:p>Lessons Learned</text:p>
                <text:list>
                  <text:list-item>
                    <text:p>Bla</text:p>
                  </text:list-item>
                  <text:list-item>
                    <text:p>B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scussion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ture Work</text:p>
                <text:list>
                  <text:list-item>
                    <text:p>Add more data</text:p>
                  </text:list-item>
                  <text:list-item>
                    <text:p>Improve data update mechanism</text:p>
                  </text:list-item>
                  <text:list-item>
                    <text:p>Try a better / alternative UI forms</text:p>
                  </text:list-item>
                  <text:list-item>
                    <text:p>Improve visualization on map</text:p>
                  </text:list-item>
                  <text:list-item>
                    <text:p>Provide better in-app guidance</text:p>
                  </text:list-item>
                  <text:list-item>
                    <text:p>Improve multi-device suppor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Default-backgroundobjects">
      <style:graphic-properties svg:stroke-width="0.051cm" svg:stroke-color="#999999" draw:marker-start-width="0.355cm" draw:marker-end-width="0.355cm" draw:fill="none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line presentation:style-name="Mpr4" draw:text-style-name="MP4" draw:layer="backgroundobjects" svg:x1="1.4cm" svg:y1="4.343cm" svg:x2="26.599cm" svg:y2="4.343cm">
        <text:p/>
      </draw:line>
      <draw:line presentation:style-name="Mpr4" draw:text-style-name="MP4" draw:layer="backgroundobjects" svg:x1="1.4cm" svg:y1="19.131cm" svg:x2="26.599cm" svg:y2="19.131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</meta:initial-creator>
    <meta:creation-date>2015-03-31T06:39:45.946575261</meta:creation-date>
    <dc:date>2015-03-31T07:51:57.408370633</dc:date>
    <dc:creator>André </dc:creator>
    <meta:editing-duration>PT1H8S</meta:editing-duration>
    <meta:editing-cycles>7</meta:editing-cycles>
    <meta:generator>LibreOffice/4.2.7.2$Linux_X86_64 LibreOffice_project/420m0$Build-2</meta:generator>
    <meta:document-statistic meta:object-count="71"/>
  </office:meta>
</office:document-meta>
</file>